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Heading</text:h>
      <text:p text:style-name="Text_20_body">A line.</text:p>
      <text:h text:style-name="P2" text:outline-level="2">Heading 2</text:h>
      <text:p text:style-name="Text_20_body">first line heading 2</text:p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19:31</dc:date>
    <dc:creator>Vincent Spiewak</dc:creator>
    <meta:editing-duration>PT00H02M20S</meta:editing-duration>
    <meta:editing-cycles>2</meta:editing-cycles>
    <meta:generator>OpenOffice.org/3.1$Unix OpenOffice.org_project/310m11$Build-9399</meta:generator>
    <meta:document-statistic meta:table-count="0" meta:image-count="0" meta:object-count="0" meta:page-count="2" meta:paragraph-count="6" meta:word-count="15" meta:character-count="72"/>
  </office:meta>
</office:document-meta>
</file>